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7226c"/>
    </style:style>
    <style:style style:name="P2" style:family="paragraph" style:parent-style-name="Footer">
      <style:text-properties officeooo:rsid="00218ab4" officeooo:paragraph-rsid="001860d2"/>
    </style:style>
    <style:style style:name="P3" style:family="paragraph" style:parent-style-name="Text_20_body">
      <style:text-properties officeooo:rsid="001f6eae" officeooo:paragraph-rsid="00122350"/>
    </style:style>
    <style:style style:name="P4" style:family="paragraph" style:parent-style-name="Text_20_body">
      <style:text-properties officeooo:rsid="0021686b" officeooo:paragraph-rsid="00122350"/>
    </style:style>
    <style:style style:name="P5" style:family="paragraph" style:parent-style-name="Header">
      <style:text-properties officeooo:rsid="0017226c" officeooo:paragraph-rsid="0017226c"/>
    </style:style>
    <style:style style:name="P6" style:family="paragraph" style:parent-style-name="Heading_20_1">
      <style:text-properties officeooo:rsid="00122350" officeooo:paragraph-rsid="00122350"/>
    </style:style>
    <style:style style:name="P7" style:family="paragraph" style:parent-style-name="Heading_20_3">
      <style:text-properties officeooo:rsid="0021686b" officeooo:paragraph-rsid="00122350"/>
    </style:style>
    <style:style style:name="P8" style:family="paragraph" style:parent-style-name="Heading_20_3">
      <style:text-properties officeooo:rsid="001c7bb0" officeooo:paragraph-rsid="00122350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21686b" officeooo:paragraph-rsid="00122350"/>
    </style:style>
    <style:style style:name="P10" style:family="paragraph" style:parent-style-name="Text_20_body" style:list-style-name="L2">
      <style:paragraph-properties fo:text-align="justify" style:justify-single-word="false"/>
      <style:text-properties officeooo:rsid="001e84ba" officeooo:paragraph-rsid="00122350"/>
    </style:style>
    <style:style style:name="P11" style:family="paragraph" style:parent-style-name="Text_20_body" style:list-style-name="L2">
      <style:paragraph-properties fo:text-align="justify" style:justify-single-word="false"/>
      <style:text-properties officeooo:rsid="001f6eae" officeooo:paragraph-rsid="00122350"/>
    </style:style>
    <style:style style:name="P12" style:family="paragraph" style:parent-style-name="Text_20_body" style:list-style-name="L2">
      <style:paragraph-properties fo:text-align="justify" style:justify-single-word="false"/>
      <style:text-properties officeooo:rsid="002021b7" officeooo:paragraph-rsid="00122350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rsid="001396a6" officeooo:paragraph-rsid="001396a6"/>
    </style:style>
    <style:style style:name="P14" style:family="paragraph" style:parent-style-name="Text_20_body" style:list-style-name="L2">
      <style:paragraph-properties fo:text-align="justify" style:justify-single-word="false"/>
      <style:text-properties officeooo:rsid="001a8d23" officeooo:paragraph-rsid="001a8d23"/>
    </style:style>
    <style:style style:name="T1" style:family="text">
      <style:text-properties officeooo:rsid="001fd8c2"/>
    </style:style>
    <style:style style:name="T2" style:family="text">
      <style:text-properties officeooo:rsid="0017226c"/>
    </style:style>
    <style:style style:name="T3" style:family="text">
      <style:text-properties officeooo:rsid="00150681"/>
    </style:style>
    <style:style style:name="T4" style:family="text">
      <style:text-properties officeooo:rsid="00164c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Report</text:h>
      <text:h text:style-name="P7" text:outline-level="3">Difficulties </text:h>
      <text:p text:style-name="P4">The difficulties we encountered during the conception of this project was:</text:p>
      <text:list xml:id="list1244008398" text:style-name="L1">
        <text:list-item>
          <text:p text:style-name="P9">Creation of the module Compression and Decompression : Both module<text:span text:style-name="T3">s</text:span> can’t be tested without the other. And the bugs that <text:span text:style-name="T4">are</text:span> created from both module<text:span text:style-name="T4">s</text:span> are extremely hard to correct because we don’t exactly know if an error occurred because of the Compression module or the Decompression module.</text:p>
        </text:list-item>
      </text:list>
      <text:h text:style-name="P8" text:outline-level="3"><text:bookmark-start text:name="__RefHeading___Toc209_3054482106"/>Bugs<text:bookmark-end text:name="__RefHeading___Toc209_3054482106"/></text:h>
      <text:list xml:id="list3226362101" text:style-name="L2">
        <text:list-item>
          <text:p text:style-name="P10">Image selection : </text:p>
          <text:list>
            <text:list-item>
              <text:p text:style-name="P10">Executing a save action or a minimization action before selecting an image will result in a Segmentation fault. The program does not select a default image.</text:p>
            </text:list-item>
            <text:list-item>
              <text:p text:style-name="P11">The QTN or MTN images that are saved from PNG file can cause a Segmentation fault when trying to display the Quadtree</text:p>
            </text:list-item>
            <text:list-item>
              <text:p text:style-name="P12">If the input file name does not exist in the img director, it will cause a Segmentation fault. Error management has not been implemented for the image selection</text:p>
            </text:list-item>
          </text:list>
        </text:list-item>
        <text:list-item>
          <text:p text:style-name="P13">Save the minimized tree : </text:p>
          <text:list>
            <text:list-item>
              <text:p text:style-name="P13">Even if the tree is not minimized, it can be saved in a GMC or GMN file. Make sure the button minimize quadtree has been pressed before the save minimized Quadtree action.</text:p>
            </text:list-item>
            <text:list-item>
              <text:p text:style-name="P13">Same thing with the save Quadtree rgba/Black &amp; White, the user can save a minimized tree into the QTC or QTN file. Make sure to not press the save rgba/Black &amp; White buttons after minimizing the Quadtree.</text:p>
            </text:list-item>
          </text:list>
        </text:list-item>
        <text:list-item>
          <text:p text:style-name="P14">Minimization : The minimization is not fully implements and don’t create a correct Quadtree 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7226c"/>
    </style:style>
    <style:style style:name="MP2" style:family="paragraph" style:parent-style-name="Header">
      <style:text-properties officeooo:rsid="0017226c" officeooo:paragraph-rsid="0017226c"/>
    </style:style>
    <style:style style:name="MP3" style:family="paragraph" style:parent-style-name="Footer">
      <style:text-properties officeooo:rsid="00218ab4" officeooo:paragraph-rsid="001860d2"/>
    </style:style>
    <style:style style:name="MT1" style:family="text">
      <style:text-properties officeooo:rsid="001fd8c2"/>
    </style:style>
    <style:style style:name="MT2" style:family="text">
      <style:text-properties officeooo:rsid="001722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CHAN Mathieu<text:tab/></text:span><text:span text:style-name="MT2">Quadtree</text:span><text:span text:style-name="MT1"><text:tab/></text:span><text:span text:style-name="MT1"><text:date style:data-style-name="N37" text:date-value="2021-01-16T19:13:57.275901180" text:fixed="true">01/16/21</text:date></text:span></text:p>
        <text:p text:style-name="MP2">NGUYEN Ngoc Tram<text:tab/></text:p>
      </style:header>
      <style:footer>
        <text:p text:style-name="MP3">Scholarship year 2020/2021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7:58:10.510205054</meta:creation-date>
    <meta:generator>LibreOffice/6.4.6.2$Linux_X86_64 LibreOffice_project/40$Build-2</meta:generator>
    <dc:date>2021-01-17T19:27:13.017941646</dc:date>
    <meta:editing-duration>PT9M17S</meta:editing-duration>
    <meta:editing-cycles>7</meta:editing-cycles>
    <meta:document-statistic meta:table-count="0" meta:image-count="0" meta:object-count="0" meta:page-count="1" meta:paragraph-count="16" meta:word-count="250" meta:character-count="1423" meta:non-whitespace-character-count="1193"/>
  </office:meta>
</office:document-meta>
</file>